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EntityResolver.DelegatingEntityResolv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EntityResolver.DelegatingEntityResolver( EntityResolver dtdResolver , EntityResolver schema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Entity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EntityResolver.resolveEntity( @ Nullable String publicId , @ Nullable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